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orphans="2" fo:widows="2"/>
    </style:style>
    <style:style style:name="P2" style:family="paragraph" style:parent-style-name="Text_20_body" style:list-style-name="L1">
      <style:paragraph-properties fo:orphans="2" fo:widows="2"/>
    </style:style>
    <style:style style:name="P3" style:family="paragraph" style:parent-style-name="Text_20_body" style:list-style-name="L2"/>
    <style:style style:name="P4" style:family="paragraph" style:parent-style-name="Heading_20_1" style:master-page-name="">
      <style:paragraph-properties fo:orphans="2" fo:widows="2" style:page-number="auto"/>
    </style:style>
    <style:style style:name="P5" style:family="paragraph" style:parent-style-name="Heading_20_2">
      <style:paragraph-properties fo:orphans="2" fo:widows="2"/>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ool Database</text:h>
      <text:p text:style-name="P1">This document describes the structure of the postgresql database used by the computational pool server. The basic design decision is that all information about games and agents is stored in the database and manipulated by the web server. All the complex functionality of the pool server is within the database in SQL.</text:p>
      <text:p text:style-name="P1">The database is normalized and no data should appear more than once (with very few exceptions).</text:p>
      <text:h text:style-name="P5" text:outline-level="2">Major Tables</text:h>
      <text:list xml:id="list1108970874" text:style-name="L1">
        <text:list-item>
          <text:p text:style-name="P2">Agents – This table lists all client agents recognized by the server. Unknown agents are automatically added. Different configurations of the same agents are assigned separate agent ids.</text:p>
        </text:list-item>
        <text:list-item>
          <text:p text:style-name="P2">States – A state corresponds to a situation within a game. The same state may be used in multiple games for the purpose of what-if testing. The states table does not include the actual ball positions on the table.</text:p>
          <text:list>
            <text:list-item>
              <text:p text:style-name="P2">Tablestates – This table includes the actual ball positions for the states in the states table</text:p>
            </text:list-item>
          </text:list>
        </text:list-item>
        <text:list-item>
          <text:p text:style-name="P2">Shots – a shot is a single execution of a set of parameters on the table. It includes the noisy and noiseless parameters and the states before and after the shot. It also includes information about the agent performing the shot, timing information, the game the shot is part of, and the machine the shot was executed on. A shot may include (or consist of) a decision, such as conceding the game, or deciding whether or not to rerack.</text:p>
        </text:list-item>
        <text:list-item>
          <text:p text:style-name="P2">Games – a game is a sequence of shots usually beginning at a break and ending in a win of one of the players. A game could have one or two agents and is always part of a match.</text:p>
        </text:list-item>
        <text:list-item>
          <text:p text:style-name="P2">Matches – a match is a series of games with the same agent or pair of agents. A match may be part of a tournament or standalone. </text:p>
          <text:list>
            <text:list-item>
              <text:p text:style-name="P2">If the gamesleft1 or gamesleft2 columns have a positive value, then new games may be started with agent 1 or 2 breaking. </text:p>
            </text:list-item>
            <text:list-item>
              <text:p text:style-name="P2">max_active_games is a limit on the number of games that should be in process related to the specified match.</text:p>
            </text:list-item>
            <text:list-item>
              <text:p text:style-name="P2">rules specifies if this match is a special testing match (1 is a normal match, 2 means a single agent win-off-break test, and 3 means a continuation game [not fully implemented]).</text:p>
            </text:list-item>
            <text:list-item>
              <text:p text:style-name="P2">If the time limit is set to 1 hour, random time limits and noise levels will be assigned for each game.</text:p>
            </text:list-item>
            <text:list-item>
              <text:p text:style-name="P2">faketime means the server will use “time” information reported by the clients instead of measuring actual time spent.</text:p>
            </text:list-item>
            <text:list-item>
              <text:p text:style-name="P2">priority is the processing priority of this match, used to select what shot to assign to client agents (higher values mean higher priority).</text:p>
            </text:list-item>
            <text:list-item>
              <text:p text:style-name="P2">gametype – specifies what pool game is played (currently, only 8-ball is supported).</text:p>
              <text:p text:style-name="P2"/>
            </text:list-item>
          </text:list>
        </text:list-item>
        <text:list-item>
          <text:p text:style-name="P2"><text:soft-page-break/>Tournaments – A tournament is a set of related matches. A tournament has the same variables as a match, and may have a master_agent. A tournament with a master agent will include matches between the master agent and each of the agents assigned to the tournament. A tournament without a master agent will include matches between all possible pairs of assigned agents.</text:p>
          <text:list>
            <text:list-item>
              <text:p text:style-name="P2">tournament_agents includes the agents assigned to a tournament.</text:p>
            </text:list-item>
          </text:list>
        </text:list-item>
        <text:list-item>
          <text:p text:style-name="P2">Users – table managing user access to the web interface.</text:p>
        </text:list-item>
        <text:list-item>
          <text:p text:style-name="P2">Pendingshots – list of shots that have been sent to client agents, or games where shots are still required. This is used by the server to assign shots to agents.</text:p>
        </text:list-item>
      </text:list>
      <text:h text:style-name="Heading_20_2" text:outline-level="2">Functions</text:h>
      <text:list xml:id="list1143147436" text:style-name="L2">
        <text:list-item>
          <text:p text:style-name="P3">add_game_to_match – adds a new game to a given match with given agent breaking.</text:p>
        </text:list-item>
        <text:list-item>
          <text:p text:style-name="P3">add_game_to_match_special – adds a new game to a special match (rules=2) with a new random noise value.</text:p>
        </text:list-item>
        <text:list-item>
          <text:p text:style-name="P3">clean_orphaned_states() – removes states that are not referenced from any shot or game.</text:p>
        </text:list-item>
        <text:list-item>
          <text:p text:style-name="P3">Cleanup() – deletes empty games and matches.</text:p>
        </text:list-item>
        <text:list-item>
          <text:p text:style-name="P3">cleanup_pendingshots – detect crashed clients and “un-send” those shots.</text:p>
        </text:list-item>
        <text:list-item>
          <text:p text:style-name="P3">get_next_agent – return the id of the next agent to play in a given state of a given game.</text:p>
        </text:list-item>
        <text:list-item>
          <text:p text:style-name="P3">get_noise – return a string representation of a noise to apply.</text:p>
        </text:list-item>
        <text:list-item>
          <text:p text:style-name="P3">get_tablestate – return a string <text:s/>representation of a table state.</text:p>
        </text:list-item>
        <text:list-item>
          <text:p text:style-name="P3">populate_tournament – generate matches for a given tournament.</text:p>
        </text:list-item>
        <text:list-item>
          <text:p text:style-name="P3">select_pending_match – return the next match required to start for a given agent set.</text:p>
        </text:list-item>
        <text:list-item>
          <text:p text:style-name="P3">select_pending_shot – return the next pending shot for a given agent set.</text:p>
        </text:list-item>
        <text:list-item>
          <text:p text:style-name="P3">set_tablestate – store tablestate information for a given state into the database from text representation.</text:p>
        </text:list-item>
        <text:list-item>
          <text:p text:style-name="P3">truncate_database – initialize database to empty state.</text:p>
        </text:list-item>
      </text:list>
      <text:h text:style-name="Heading_20_2" text:outline-level="2">View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5T13:44:18</meta:creation-date>
    <meta:document-statistic meta:table-count="0" meta:image-count="0" meta:object-count="0" meta:page-count="2" meta:paragraph-count="36" meta:word-count="747" meta:character-count="4196"/>
    <dc:date>2009-11-05T14:28:08</dc:date>
    <meta:editing-duration>PT00H13M30S</meta:editing-duration>
    <meta:editing-cycles>1</meta:editing-cycles>
    <meta:generator>NeoOffice/3.0$Unix OpenOffice.org_project/Patch 7</meta:generator>
    <meta:user-defined meta:name="Info 1"/>
    <meta:user-defined meta:name="Info 2"/>
    <meta:user-defined meta:name="Info 3"/>
    <meta:user-defined meta:name="Info 4"/>
  </office:meta>
</office:document-meta>
</file>